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 escopo definido a princípio para o projeto a ser realizado pela turma de 2009/1 de Sistemas de Informação Distribuídos é o de busca de informações na área médica. Mais especificamente, pretende-se agrupar informações – além de normalizá-las e classificá-las de acordo com métricas de qualidade a serem definidas, obtidas a partir de repositórios distribuídos e disponíveis <text:span text:style-name="T1">online</text:span><text:span text:style-name="T3"> – a respeito do mal de Alzheimer</text:span>. Definiram-se quatro etapas: padronização, localização, extração/normalização e classificação de acordo com a qualidade de cada informação.</text:p>
      <text:p text:style-name="Standard"/>
      <text:p text:style-name="Standard">A função atribuída a este grupo foi a de projetar e desenvolver o módulo de <text:span text:style-name="T2">localização</text:span> de um sistema que agrega informações em seu repositório, a partir de diferentes motores de busca acessíveis através da Internet. Foram definidas algumas tarefas, que já foram atribuídas aos diferentes membros do grupo:</text:p>
      <text:list text:style-name="L1">
        <text:list-item>
          <text:p text:style-name="P1">Definição dos motores de busca para fazer a pesquisa de informações de saúde na Internet</text:p>
          <text:list>
            <text:list-item>
              <text:p text:style-name="P1">Carlos Eduardo B. Bezerra</text:p>
            </text:list-item>
          </text:list>
        </text:list-item>
        <text:list-item>
          <text:p text:style-name="P1">Definição dos critérios a serem utilizados nas buscas</text:p>
          <text:list>
            <text:list-item>
              <text:p text:style-name="P1">Bruno Donassolo</text:p>
            </text:list-item>
          </text:list>
        </text:list-item>
        <text:list-item>
          <text:p text:style-name="P1">Indexação das páginas encontradas em uma base de dados</text:p>
          <text:list>
            <text:list-item>
              <text:p text:style-name="P1">Luiz Svoboda</text:p>
            </text:list-item>
          </text:list>
        </text:list-item>
      </text:list>
      <text:p text:style-name="Standard"/>
      <text:p text:style-name="Standard">A primeira etapa, de definição dos motores de busca a serem utilizados, consiste na escolha de diferentes mecanismo de busca, com o intuito de obter diferentes tipos de resultados, de acordo com a características específicas de cada um. Por exemplo, pode se usado um motor como o Google Web para buscar páginas com informações mais simples sobre o tópico pesquisado, assim também como pode ser usado o Google Scholar para encontrar trabalhos acadêmicos e artigos científicos a respeito do mesmo assunto. Diferentes tipos de motores de busca a utilizar irão proporcionar diferentes conjuntos de resultados, que deverão então ser escolhidos para serem passados ou não para a próxima fase, que é a de extr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uardo Bezerra</meta:initial-creator>
    <meta:creation-date>2009-04-14T15:00:37</meta:creation-date>
    <dc:creator>Eduardo Bezerra</dc:creator>
    <dc:date>2009-04-14T15:13:23</dc:date>
    <meta:editing-cycles>2</meta:editing-cycles>
    <meta:editing-duration>PT12M48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" meta:paragraph-count="9" meta:word-count="288" meta:character-count="1814"/>
  </office:meta>
</office:document-meta>
</file>